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3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53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4.56cm"/>
    </style:style>
    <style:style style:name="co8" style:family="table-column">
      <style:table-column-properties fo:break-before="auto" style:column-width="2.625cm"/>
    </style:style>
    <style:style style:name="co9" style:family="table-column">
      <style:table-column-properties fo:break-before="auto" style:column-width="3.039cm"/>
    </style:style>
    <style:style style:name="co10" style:family="table-column">
      <style:table-column-properties fo:break-before="auto" style:column-width="2.985cm"/>
    </style:style>
    <style:style style:name="co11" style:family="table-column">
      <style:table-column-properties fo:break-before="auto" style:column-width="2.87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Micro Hei" style:font-name-complex="Lohit Hindi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11"/>
    <style:style style:name="gr1" style:family="graphic">
      <style:graphic-properties draw:ole-draw-aspect="1"/>
    </style:style>
  </office:automatic-styles>
  <office:body>
    <office:spreadsheet>
      <table:table table:name="Phase Distortion Tests" table:style-name="ta1">
        <table:shapes>
          <draw:frame draw:z-index="0" draw:style-name="gr1" svg:width="15.999cm" svg:height="8.999cm" svg:x="24.207cm" svg:y="0.421cm">
            <draw:object draw:notify-on-update-of-ranges="'Phase Distortion Tests'.E2:'Phase Distortion Tests'.E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x</text:p>
          </table:table-cell>
          <table:table-cell/>
          <table:table-cell office:value-type="string">
            <text:p>radians</text:p>
          </table:table-cell>
          <table:table-cell/>
          <table:table-cell office:value-type="string">
            <text:p>si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2]*[.A2]*[.$A$24]+[.A2]*[.$A$25]" office:value-type="float" office:value="0">
            <text:p>0</text:p>
          </table:table-cell>
          <table:table-cell table:formula="of:=[.B2]*PI()*2" office:value-type="float" office:value="0">
            <text:p>0</text:p>
          </table:table-cell>
          <table:table-cell/>
          <table:table-cell table:formula="of:=SIN([.C2])" office:value-type="float" office:value="0">
            <text:p>0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formula="of:=[.A3]*[.A3]*[.$A$24]+[.A3]*[.$A$25]" office:value-type="float" office:value="0.025">
            <text:p>0.025</text:p>
          </table:table-cell>
          <table:table-cell table:formula="of:=[.B3]*PI()*2" office:value-type="float" office:value="0.15707963267949">
            <text:p>0.1570796327</text:p>
          </table:table-cell>
          <table:table-cell/>
          <table:table-cell table:formula="of:=SIN([.C3])" office:value-type="float" office:value="0.156434465040231">
            <text:p>0.15643446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[.A4]*[.A4]*[.$A$24]+[.A4]*[.$A$25]" office:value-type="float" office:value="0.05">
            <text:p>0.05</text:p>
          </table:table-cell>
          <table:table-cell table:formula="of:=[.B4]*PI()*2" office:value-type="float" office:value="0.314159265358979">
            <text:p>0.3141592654</text:p>
          </table:table-cell>
          <table:table-cell/>
          <table:table-cell table:formula="of:=SIN([.C4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formula="of:=[.A5]*[.A5]*[.$A$24]+[.A5]*[.$A$25]" office:value-type="float" office:value="0.075">
            <text:p>0.075</text:p>
          </table:table-cell>
          <table:table-cell table:formula="of:=[.B5]*PI()*2" office:value-type="float" office:value="0.471238898038469">
            <text:p>0.471238898</text:p>
          </table:table-cell>
          <table:table-cell/>
          <table:table-cell table:formula="of:=SIN([.C5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[.A6]*[.A6]*[.$A$24]+[.A6]*[.$A$25]" office:value-type="float" office:value="0.1">
            <text:p>0.1</text:p>
          </table:table-cell>
          <table:table-cell table:formula="of:=[.B6]*PI()*2" office:value-type="float" office:value="0.628318530717959">
            <text:p>0.6283185307</text:p>
          </table:table-cell>
          <table:table-cell/>
          <table:table-cell table:formula="of:=SIN([.C6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formula="of:=[.A7]*[.A7]*[.$A$24]+[.A7]*[.$A$25]" office:value-type="float" office:value="0.125">
            <text:p>0.125</text:p>
          </table:table-cell>
          <table:table-cell table:formula="of:=[.B7]*PI()*2" office:value-type="float" office:value="0.785398163397448">
            <text:p>0.7853981634</text:p>
          </table:table-cell>
          <table:table-cell/>
          <table:table-cell table:formula="of:=SIN([.C7])" office:value-type="float" office:value="0.707106781186547">
            <text:p>0.7071067812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[.A8]*[.A8]*[.$A$24]+[.A8]*[.$A$25]" office:value-type="float" office:value="0.15">
            <text:p>0.15</text:p>
          </table:table-cell>
          <table:table-cell table:formula="of:=[.B8]*PI()*2" office:value-type="float" office:value="0.942477796076938">
            <text:p>0.9424777961</text:p>
          </table:table-cell>
          <table:table-cell/>
          <table:table-cell table:formula="of:=SIN([.C8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formula="of:=[.A9]*[.A9]*[.$A$24]+[.A9]*[.$A$25]" office:value-type="float" office:value="0.175">
            <text:p>0.175</text:p>
          </table:table-cell>
          <table:table-cell table:formula="of:=[.B9]*PI()*2" office:value-type="float" office:value="1.09955742875643">
            <text:p>1.0995574288</text:p>
          </table:table-cell>
          <table:table-cell/>
          <table:table-cell table:formula="of:=SIN([.C9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[.A10]*[.A10]*[.$A$24]+[.A10]*[.$A$25]" office:value-type="float" office:value="0.2">
            <text:p>0.2</text:p>
          </table:table-cell>
          <table:table-cell table:formula="of:=[.B10]*PI()*2" office:value-type="float" office:value="1.25663706143592">
            <text:p>1.2566370614</text:p>
          </table:table-cell>
          <table:table-cell/>
          <table:table-cell table:formula="of:=SIN([.C10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formula="of:=[.A11]*[.A11]*[.$A$24]+[.A11]*[.$A$25]" office:value-type="float" office:value="0.225">
            <text:p>0.225</text:p>
          </table:table-cell>
          <table:table-cell table:formula="of:=[.B11]*PI()*2" office:value-type="float" office:value="1.41371669411541">
            <text:p>1.4137166941</text:p>
          </table:table-cell>
          <table:table-cell/>
          <table:table-cell table:formula="of:=SIN([.C11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[.A12]*[.A12]*[.$A$24]+[.A12]*[.$A$25]" office:value-type="float" office:value="0.25">
            <text:p>0.25</text:p>
          </table:table-cell>
          <table:table-cell table:formula="of:=[.B12]*PI()*2" office:value-type="float" office:value="1.5707963267949">
            <text:p>1.5707963268</text:p>
          </table:table-cell>
          <table:table-cell/>
          <table:table-cell table:formula="of:=SIN([.C12])" office:value-type="float" office:value="1">
            <text:p>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formula="of:=[.A13]*[.A13]*[.$A$24]+[.A13]*[.$A$25]" office:value-type="float" office:value="0.275">
            <text:p>0.275</text:p>
          </table:table-cell>
          <table:table-cell table:formula="of:=[.B13]*PI()*2" office:value-type="float" office:value="1.72787595947439">
            <text:p>1.7278759595</text:p>
          </table:table-cell>
          <table:table-cell/>
          <table:table-cell table:formula="of:=SIN([.C13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formula="of:=[.A14]*[.A14]*[.$A$24]+[.A14]*[.$A$25]" office:value-type="float" office:value="0.3">
            <text:p>0.3</text:p>
          </table:table-cell>
          <table:table-cell table:formula="of:=[.B14]*PI()*2" office:value-type="float" office:value="1.88495559215388">
            <text:p>1.8849555922</text:p>
          </table:table-cell>
          <table:table-cell/>
          <table:table-cell table:formula="of:=SIN([.C14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table:formula="of:=[.A15]*[.A15]*[.$A$24]+[.A15]*[.$A$25]" office:value-type="float" office:value="0.325">
            <text:p>0.325</text:p>
          </table:table-cell>
          <table:table-cell table:formula="of:=[.B15]*PI()*2" office:value-type="float" office:value="2.04203522483337">
            <text:p>2.0420352248</text:p>
          </table:table-cell>
          <table:table-cell/>
          <table:table-cell table:formula="of:=SIN([.C15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formula="of:=[.A16]*[.A16]*[.$A$24]+[.A16]*[.$A$25]" office:value-type="float" office:value="0.35">
            <text:p>0.35</text:p>
          </table:table-cell>
          <table:table-cell table:formula="of:=[.B16]*PI()*2" office:value-type="float" office:value="2.19911485751286">
            <text:p>2.1991148575</text:p>
          </table:table-cell>
          <table:table-cell/>
          <table:table-cell table:formula="of:=SIN([.C16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[.A17]*[.A17]*[.$A$24]+[.A17]*[.$A$25]" office:value-type="float" office:value="0.375">
            <text:p>0.375</text:p>
          </table:table-cell>
          <table:table-cell table:formula="of:=[.B17]*PI()*2" office:value-type="float" office:value="2.35619449019234">
            <text:p>2.3561944902</text:p>
          </table:table-cell>
          <table:table-cell/>
          <table:table-cell table:formula="of:=SIN([.C17])" office:value-type="float" office:value="0.707106781186548">
            <text:p>0.707106781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[.A18]*[.A18]*[.$A$24]+[.A18]*[.$A$25]" office:value-type="float" office:value="0.4">
            <text:p>0.4</text:p>
          </table:table-cell>
          <table:table-cell table:formula="of:=[.B18]*PI()*2" office:value-type="float" office:value="2.51327412287183">
            <text:p>2.5132741229</text:p>
          </table:table-cell>
          <table:table-cell/>
          <table:table-cell table:formula="of:=SIN([.C18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formula="of:=[.A19]*[.A19]*[.$A$24]+[.A19]*[.$A$25]" office:value-type="float" office:value="0.425">
            <text:p>0.425</text:p>
          </table:table-cell>
          <table:table-cell table:formula="of:=[.B19]*PI()*2" office:value-type="float" office:value="2.67035375555132">
            <text:p>2.6703537556</text:p>
          </table:table-cell>
          <table:table-cell/>
          <table:table-cell table:formula="of:=SIN([.C19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formula="of:=[.A20]*[.A20]*[.$A$24]+[.A20]*[.$A$25]" office:value-type="float" office:value="0.45">
            <text:p>0.45</text:p>
          </table:table-cell>
          <table:table-cell table:formula="of:=[.B20]*PI()*2" office:value-type="float" office:value="2.82743338823081">
            <text:p>2.8274333882</text:p>
          </table:table-cell>
          <table:table-cell/>
          <table:table-cell table:formula="of:=SIN([.C20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formula="of:=[.A21]*[.A21]*[.$A$24]+[.A21]*[.$A$25]" office:value-type="float" office:value="0.475">
            <text:p>0.475</text:p>
          </table:table-cell>
          <table:table-cell table:formula="of:=[.B21]*PI()*2" office:value-type="float" office:value="2.9845130209103">
            <text:p>2.9845130209</text:p>
          </table:table-cell>
          <table:table-cell/>
          <table:table-cell table:formula="of:=SIN([.C21])" office:value-type="float" office:value="0.156434465040231">
            <text:p>0.15643446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2]*[.A22]*[.$A$24]+[.A22]*[.$A$25]" office:value-type="float" office:value="0.5">
            <text:p>0.5</text:p>
          </table:table-cell>
          <table:table-cell table:formula="of:=[.B22]*PI()*2" office:value-type="float" office:value="3.14159265358979">
            <text:p>3.1415926536</text:p>
          </table:table-cell>
          <table:table-cell/>
          <table:table-cell table:formula="of:=SIN([.C22])" office:value-type="float" office:value="1.22464679914735E-016">
            <text:p>1.22464679914735E-0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.5">
            <text:p>0.5</text:p>
          </table:table-cell>
          <table:table-cell table:number-columns-repeated="4"/>
        </table:table-row>
      </table:table>
      <table:table table:name="Sine Approximation Test" table:style-name="ta1">
        <table:shapes>
          <draw:frame draw:z-index="0" draw:style-name="gr1" svg:width="15.999cm" svg:height="8.999cm" svg:x="15.905cm" svg:y="0.526cm">
            <draw:object draw:notify-on-update-of-ranges="'Sine Approximation Test'.A2:'Sine Approximation Test'.A82 'Sine Approximation Test'.B2:'Sine Approximation Test'.B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formula="of:=1-((1-[.A2])*(1-[.A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.05">
            <text:p>0.05</text:p>
          </table:table-cell>
          <table:table-cell table:formula="of:=1-((1-[.A3])*(1-[.A3]))" office:value-type="float" office:value="0.0975">
            <text:p>0.0975</text:p>
          </table:table-cell>
          <table:table-cell table:number-columns-repeated="5"/>
        </table:table-row>
        <table:table-row table:style-name="ro1">
          <table:table-cell office:value-type="float" office:value="0.1">
            <text:p>0.1</text:p>
          </table:table-cell>
          <table:table-cell table:formula="of:=1-((1-[.A4])*(1-[.A4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0.15">
            <text:p>0.15</text:p>
          </table:table-cell>
          <table:table-cell table:formula="of:=1-((1-[.A5])*(1-[.A5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0.2">
            <text:p>0.2</text:p>
          </table:table-cell>
          <table:table-cell table:formula="of:=1-((1-[.A6])*(1-[.A6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table:formula="of:=1-((1-[.A7])*(1-[.A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0.3">
            <text:p>0.3</text:p>
          </table:table-cell>
          <table:table-cell table:formula="of:=1-((1-[.A8])*(1-[.A8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0.35">
            <text:p>0.35</text:p>
          </table:table-cell>
          <table:table-cell table:formula="of:=1-((1-[.A9])*(1-[.A9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0.4">
            <text:p>0.4</text:p>
          </table:table-cell>
          <table:table-cell table:formula="of:=1-((1-[.A10])*(1-[.A10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0.45">
            <text:p>0.45</text:p>
          </table:table-cell>
          <table:table-cell table:formula="of:=1-((1-[.A11])*(1-[.A11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table:formula="of:=1-((1-[.A12])*(1-[.A1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0.55">
            <text:p>0.55</text:p>
          </table:table-cell>
          <table:table-cell table:formula="of:=1-((1-[.A13])*(1-[.A13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0.6">
            <text:p>0.6</text:p>
          </table:table-cell>
          <table:table-cell table:formula="of:=1-((1-[.A14])*(1-[.A14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0.65">
            <text:p>0.65</text:p>
          </table:table-cell>
          <table:table-cell table:formula="of:=1-((1-[.A15])*(1-[.A15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0.7">
            <text:p>0.7</text:p>
          </table:table-cell>
          <table:table-cell table:formula="of:=1-((1-[.A16])*(1-[.A16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0.75">
            <text:p>0.75</text:p>
          </table:table-cell>
          <table:table-cell table:formula="of:=1-((1-[.A17])*(1-[.A1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0.8">
            <text:p>0.8</text:p>
          </table:table-cell>
          <table:table-cell table:formula="of:=1-((1-[.A18])*(1-[.A18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0.85">
            <text:p>0.85</text:p>
          </table:table-cell>
          <table:table-cell table:formula="of:=1-((1-[.A19])*(1-[.A19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0.9">
            <text:p>0.9</text:p>
          </table:table-cell>
          <table:table-cell table:formula="of:=1-((1-[.A20])*(1-[.A20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0.95">
            <text:p>0.95</text:p>
          </table:table-cell>
          <table:table-cell table:formula="of:=1-((1-[.A21])*(1-[.A21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1-((1-[.A22])*(1-[.A22])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.05">
            <text:p>1.05</text:p>
          </table:table-cell>
          <table:table-cell table:formula="of:=1-((1-[.A23])*(1-[.A23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.1">
            <text:p>1.1</text:p>
          </table:table-cell>
          <table:table-cell table:formula="of:=1-((1-[.A24])*(1-[.A24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1.15">
            <text:p>1.15</text:p>
          </table:table-cell>
          <table:table-cell table:formula="of:=1-((1-[.A25])*(1-[.A25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1.2">
            <text:p>1.2</text:p>
          </table:table-cell>
          <table:table-cell table:formula="of:=1-((1-[.A26])*(1-[.A26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1.25">
            <text:p>1.25</text:p>
          </table:table-cell>
          <table:table-cell table:formula="of:=1-((1-[.A27])*(1-[.A2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1.3">
            <text:p>1.3</text:p>
          </table:table-cell>
          <table:table-cell table:formula="of:=1-((1-[.A28])*(1-[.A28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1.35">
            <text:p>1.35</text:p>
          </table:table-cell>
          <table:table-cell table:formula="of:=1-((1-[.A29])*(1-[.A29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1.4">
            <text:p>1.4</text:p>
          </table:table-cell>
          <table:table-cell table:formula="of:=1-((1-[.A30])*(1-[.A30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1.45">
            <text:p>1.45</text:p>
          </table:table-cell>
          <table:table-cell table:formula="of:=1-((1-[.A31])*(1-[.A31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1.5">
            <text:p>1.5</text:p>
          </table:table-cell>
          <table:table-cell table:formula="of:=1-((1-[.A32])*(1-[.A3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1.55">
            <text:p>1.55</text:p>
          </table:table-cell>
          <table:table-cell table:formula="of:=1-((1-[.A33])*(1-[.A33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1.6">
            <text:p>1.6</text:p>
          </table:table-cell>
          <table:table-cell table:formula="of:=1-((1-[.A34])*(1-[.A34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1.65">
            <text:p>1.65</text:p>
          </table:table-cell>
          <table:table-cell table:formula="of:=1-((1-[.A35])*(1-[.A35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1.7">
            <text:p>1.7</text:p>
          </table:table-cell>
          <table:table-cell table:formula="of:=1-((1-[.A36])*(1-[.A36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1.75">
            <text:p>1.75</text:p>
          </table:table-cell>
          <table:table-cell table:formula="of:=1-((1-[.A37])*(1-[.A3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1.8">
            <text:p>1.8</text:p>
          </table:table-cell>
          <table:table-cell table:formula="of:=1-((1-[.A38])*(1-[.A38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1.85">
            <text:p>1.85</text:p>
          </table:table-cell>
          <table:table-cell table:formula="of:=1-((1-[.A39])*(1-[.A39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1.9">
            <text:p>1.9</text:p>
          </table:table-cell>
          <table:table-cell table:formula="of:=1-((1-[.A40])*(1-[.A40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1.95">
            <text:p>1.95</text:p>
          </table:table-cell>
          <table:table-cell table:formula="of:=1-((1-[.A41])*(1-[.A41]))" office:value-type="float" office:value="0.0974999999999997">
            <text:p>0.097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f:=1-((1-[.A42])*(1-[.A4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.05">
            <text:p>2.05</text:p>
          </table:table-cell>
          <table:table-cell table:style-name="ce1" table:formula="of:=((1-([.A43]-2))*(1-([.A43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2.1">
            <text:p>2.1</text:p>
          </table:table-cell>
          <table:table-cell table:style-name="ce1" table:formula="of:=((1-([.A44]-2))*(1-([.A44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2.15">
            <text:p>2.15</text:p>
          </table:table-cell>
          <table:table-cell table:style-name="ce1" table:formula="of:=((1-([.A45]-2))*(1-([.A45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2.2">
            <text:p>2.2</text:p>
          </table:table-cell>
          <table:table-cell table:style-name="ce1" table:formula="of:=((1-([.A46]-2))*(1-([.A46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2.25">
            <text:p>2.25</text:p>
          </table:table-cell>
          <table:table-cell table:style-name="ce1" table:formula="of:=((1-([.A47]-2))*(1-([.A4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2.3">
            <text:p>2.3</text:p>
          </table:table-cell>
          <table:table-cell table:style-name="ce1" table:formula="of:=((1-([.A48]-2))*(1-([.A48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2.35">
            <text:p>2.35</text:p>
          </table:table-cell>
          <table:table-cell table:style-name="ce1" table:formula="of:=((1-([.A49]-2))*(1-([.A49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2.4">
            <text:p>2.4</text:p>
          </table:table-cell>
          <table:table-cell table:style-name="ce1" table:formula="of:=((1-([.A50]-2))*(1-([.A50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2.45">
            <text:p>2.45</text:p>
          </table:table-cell>
          <table:table-cell table:style-name="ce1" table:formula="of:=((1-([.A51]-2))*(1-([.A51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2.5">
            <text:p>2.5</text:p>
          </table:table-cell>
          <table:table-cell table:style-name="ce1" table:formula="of:=((1-([.A52]-2))*(1-([.A5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2.55">
            <text:p>2.55</text:p>
          </table:table-cell>
          <table:table-cell table:style-name="ce1" table:formula="of:=((1-([.A53]-2))*(1-([.A53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2.6">
            <text:p>2.6</text:p>
          </table:table-cell>
          <table:table-cell table:style-name="ce1" table:formula="of:=((1-([.A54]-2))*(1-([.A54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2.65">
            <text:p>2.65</text:p>
          </table:table-cell>
          <table:table-cell table:style-name="ce1" table:formula="of:=((1-([.A55]-2))*(1-([.A55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2.7">
            <text:p>2.7</text:p>
          </table:table-cell>
          <table:table-cell table:style-name="ce1" table:formula="of:=((1-([.A56]-2))*(1-([.A56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2.75">
            <text:p>2.75</text:p>
          </table:table-cell>
          <table:table-cell table:style-name="ce1" table:formula="of:=((1-([.A57]-2))*(1-([.A5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2.8">
            <text:p>2.8</text:p>
          </table:table-cell>
          <table:table-cell table:style-name="ce1" table:formula="of:=((1-([.A58]-2))*(1-([.A58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2.85">
            <text:p>2.85</text:p>
          </table:table-cell>
          <table:table-cell table:style-name="ce1" table:formula="of:=((1-([.A59]-2))*(1-([.A59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2.9">
            <text:p>2.9</text:p>
          </table:table-cell>
          <table:table-cell table:style-name="ce1" table:formula="of:=((1-([.A60]-2))*(1-([.A60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2.95">
            <text:p>2.95</text:p>
          </table:table-cell>
          <table:table-cell table:style-name="ce1" table:formula="of:=((1-([.A61]-2))*(1-([.A61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((1-([.A62]-2))*(1-([.A62]-2)))-1"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3.05">
            <text:p>3.05</text:p>
          </table:table-cell>
          <table:table-cell table:style-name="ce1" table:formula="of:=((1-([.A63]-2))*(1-([.A63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.1">
            <text:p>3.1</text:p>
          </table:table-cell>
          <table:table-cell table:style-name="ce1" table:formula="of:=((1-([.A64]-2))*(1-([.A64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3.15">
            <text:p>3.15</text:p>
          </table:table-cell>
          <table:table-cell table:style-name="ce1" table:formula="of:=((1-([.A65]-2))*(1-([.A65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3.2">
            <text:p>3.2</text:p>
          </table:table-cell>
          <table:table-cell table:style-name="ce1" table:formula="of:=((1-([.A66]-2))*(1-([.A66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3.25">
            <text:p>3.25</text:p>
          </table:table-cell>
          <table:table-cell table:style-name="ce1" table:formula="of:=((1-([.A67]-2))*(1-([.A6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3.3">
            <text:p>3.3</text:p>
          </table:table-cell>
          <table:table-cell table:style-name="ce1" table:formula="of:=((1-([.A68]-2))*(1-([.A68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3.35">
            <text:p>3.35</text:p>
          </table:table-cell>
          <table:table-cell table:style-name="ce1" table:formula="of:=((1-([.A69]-2))*(1-([.A69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3.4">
            <text:p>3.4</text:p>
          </table:table-cell>
          <table:table-cell table:style-name="ce1" table:formula="of:=((1-([.A70]-2))*(1-([.A70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3.45">
            <text:p>3.45</text:p>
          </table:table-cell>
          <table:table-cell table:style-name="ce1" table:formula="of:=((1-([.A71]-2))*(1-([.A71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3.5">
            <text:p>3.5</text:p>
          </table:table-cell>
          <table:table-cell table:style-name="ce1" table:formula="of:=((1-([.A72]-2))*(1-([.A7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3.55">
            <text:p>3.55</text:p>
          </table:table-cell>
          <table:table-cell table:style-name="ce1" table:formula="of:=((1-([.A73]-2))*(1-([.A73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3.6">
            <text:p>3.6</text:p>
          </table:table-cell>
          <table:table-cell table:style-name="ce1" table:formula="of:=((1-([.A74]-2))*(1-([.A74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3.65">
            <text:p>3.65</text:p>
          </table:table-cell>
          <table:table-cell table:style-name="ce1" table:formula="of:=((1-([.A75]-2))*(1-([.A75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3.7">
            <text:p>3.7</text:p>
          </table:table-cell>
          <table:table-cell table:style-name="ce1" table:formula="of:=((1-([.A76]-2))*(1-([.A76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3.75">
            <text:p>3.75</text:p>
          </table:table-cell>
          <table:table-cell table:style-name="ce1" table:formula="of:=((1-([.A77]-2))*(1-([.A7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3.8">
            <text:p>3.8</text:p>
          </table:table-cell>
          <table:table-cell table:style-name="ce1" table:formula="of:=((1-([.A78]-2))*(1-([.A78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3.85">
            <text:p>3.85</text:p>
          </table:table-cell>
          <table:table-cell table:style-name="ce1" table:formula="of:=((1-([.A79]-2))*(1-([.A79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3.9">
            <text:p>3.9</text:p>
          </table:table-cell>
          <table:table-cell table:style-name="ce1" table:formula="of:=((1-([.A80]-2))*(1-([.A80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3.95">
            <text:p>3.95</text:p>
          </table:table-cell>
          <table:table-cell table:style-name="ce1" table:formula="of:=((1-([.A81]-2))*(1-([.A81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1" table:formula="of:=((1-([.A82]-2))*(1-([.A82]-2)))-1" office:value-type="float" office:value="0">
            <text:p>0</text:p>
          </table:table-cell>
          <table:table-cell table:number-columns-repeated="5"/>
        </table:table-row>
      </table:table>
      <table:table table:name="Pitch Diff Error Checking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Osc freq</text:p>
          </table:table-cell>
          <table:table-cell office:value-type="float" office:value="1075">
            <text:p>1075</text:p>
          </table:table-cell>
          <table:table-cell table:number-columns-repeated="2"/>
        </table:table-row>
        <table:table-row table:style-name="ro1">
          <table:table-cell office:value-type="string">
            <text:p>Wavetable step</text:p>
          </table:table-cell>
          <table:table-cell office:value-type="float" office:value="640465">
            <text:p>640465</text:p>
          </table:table-cell>
          <table:table-cell table:formula="of:=[.B3]/65536" office:value-type="float" office:value="9.77272033691406">
            <text:p>9.7727203369</text:p>
          </table:table-cell>
          <table:table-cell table:formula="of:=[.C3]/[.B5]" office:value-type="float" office:value="0.0243708736581398">
            <text:p>0.0243708737</text:p>
          </table:table-cell>
        </table:table-row>
        <table:table-row table:style-name="ro1">
          <table:table-cell office:value-type="string">
            <text:p>Sample rate</text:p>
          </table:table-cell>
          <table:table-cell office:value-type="float" office:value="44100">
            <text:p>44100</text:p>
          </table:table-cell>
          <table:table-cell table:formula="of:=1/[.B4]" office:value-type="float" office:value="0.0000226757369614512">
            <text:p>2.26757369614512E-005</text:p>
          </table:table-cell>
          <table:table-cell/>
        </table:table-row>
        <table:table-row table:style-name="ro1">
          <table:table-cell office:value-type="string">
            <text:p>Wavetable max phase</text:p>
          </table:table-cell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cedural step</text:p>
          </table:table-cell>
          <table:table-cell office:value-type="float" office:value="5375">
            <text:p>5375</text:p>
          </table:table-cell>
          <table:table-cell table:formula="of:=[.B7]/65536" office:value-type="float" office:value="0.0820159912109375">
            <text:p>0.0820159912</text:p>
          </table:table-cell>
          <table:table-cell table:formula="of:=[.C7]/[.B8]" office:value-type="float" office:value="0.0205039978027344">
            <text:p>0.0205039978</text:p>
          </table:table-cell>
        </table:table-row>
        <table:table-row table:style-name="ro1">
          <table:table-cell office:value-type="string">
            <text:p>Procedural max phase</text:p>
          </table:table-cell>
          <table:table-cell office:value-type="float" office:value="4">
            <text:p>4</text:p>
          </table:table-cell>
          <table:table-cell table:number-columns-repeated="2"/>
        </table:table-row>
      </table:table>
      <table:table table:name="MIDI Note Frequencies" table:style-name="ta1">
        <table:table-column table:style-name="co4" table:default-cell-style-name="Default"/>
        <table:table-column table:style-name="co11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default-cell-style-name="Default"/>
        <table:table-row table:style-name="ro1"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POWER(2; ([.A2]-69)/12)*440" office:value-type="float" office:value="8.17579891564371">
            <text:p>8.1758</text:p>
          </table:table-cell>
          <table:table-cell table:formula="of:=ROUND([.B2]*65536*4)" office:value-type="float" office:value="2143237">
            <text:p>2143237</text:p>
          </table:table-cell>
          <table:table-cell office:value-type="float" office:value="32">
            <text:p>32</text:p>
          </table:table-cell>
          <table:table-cell table:formula="of:=POWER(2; ([.D2]-69)/12)*440" office:value-type="float" office:value="51.9130871974931">
            <text:p>51.9131</text:p>
          </table:table-cell>
          <table:table-cell table:formula="of:=ROUND([.E2]*65536*4)" office:value-type="float" office:value="13608704">
            <text:p>13608704</text:p>
          </table:table-cell>
          <table:table-cell office:value-type="float" office:value="64">
            <text:p>64</text:p>
          </table:table-cell>
          <table:table-cell table:formula="of:=POWER(2; ([.G2]-69)/12)*440" office:value-type="float" office:value="329.62755691287">
            <text:p>329.6276</text:p>
          </table:table-cell>
          <table:table-cell table:formula="of:=ROUND([.H2]*65536*4)" office:value-type="float" office:value="86409886">
            <text:p>86409886</text:p>
          </table:table-cell>
          <table:table-cell office:value-type="float" office:value="96">
            <text:p>96</text:p>
          </table:table-cell>
          <table:table-cell table:formula="of:=POWER(2; ([.J2]-69)/12)*440" office:value-type="float" office:value="2093.00452240479">
            <text:p>2093.0045</text:p>
          </table:table-cell>
          <table:table-cell table:formula="of:=ROUND([.K2]*65536*4)" office:value-type="float" office:value="548668578">
            <text:p>54866857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POWER(2; ([.A3]-69)/12)*440" office:value-type="float" office:value="8.66195721802725">
            <text:p>8.6620</text:p>
          </table:table-cell>
          <table:table-cell table:formula="of:=ROUND([.B3]*65536*4)" office:value-type="float" office:value="2270680">
            <text:p>2270680</text:p>
          </table:table-cell>
          <table:table-cell table:style-name="ce3" office:value-type="float" office:value="33">
            <text:p>33</text:p>
          </table:table-cell>
          <table:table-cell table:formula="of:=POWER(2; ([.D3]-69)/12)*440" office:value-type="float" office:value="55">
            <text:p>55.0000</text:p>
          </table:table-cell>
          <table:table-cell table:formula="of:=ROUND([.E3]*65536*4)" office:value-type="float" office:value="14417920">
            <text:p>14417920</text:p>
          </table:table-cell>
          <table:table-cell office:value-type="float" office:value="65">
            <text:p>65</text:p>
          </table:table-cell>
          <table:table-cell table:formula="of:=POWER(2; ([.G3]-69)/12)*440" office:value-type="float" office:value="349.228231433004">
            <text:p>349.2282</text:p>
          </table:table-cell>
          <table:table-cell table:formula="of:=ROUND([.H3]*65536*4)" office:value-type="float" office:value="91548086">
            <text:p>91548086</text:p>
          </table:table-cell>
          <table:table-cell office:value-type="float" office:value="97">
            <text:p>97</text:p>
          </table:table-cell>
          <table:table-cell table:formula="of:=POWER(2; ([.J3]-69)/12)*440" office:value-type="float" office:value="2217.46104781498">
            <text:p>2217.4610</text:p>
          </table:table-cell>
          <table:table-cell table:formula="of:=ROUND([.K3]*65536*4)" office:value-type="float" office:value="581294109">
            <text:p>58129410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POWER(2; ([.A4]-69)/12)*440" office:value-type="float" office:value="9.17702399741899">
            <text:p>9.1770</text:p>
          </table:table-cell>
          <table:table-cell table:formula="of:=ROUND([.B4]*65536*4)" office:value-type="float" office:value="2405702">
            <text:p>2405702</text:p>
          </table:table-cell>
          <table:table-cell office:value-type="float" office:value="34">
            <text:p>34</text:p>
          </table:table-cell>
          <table:table-cell table:formula="of:=POWER(2; ([.D4]-69)/12)*440" office:value-type="float" office:value="58.2704701897612">
            <text:p>58.2705</text:p>
          </table:table-cell>
          <table:table-cell table:formula="of:=ROUND([.E4]*65536*4)" office:value-type="float" office:value="15275254">
            <text:p>15275254</text:p>
          </table:table-cell>
          <table:table-cell office:value-type="float" office:value="66">
            <text:p>66</text:p>
          </table:table-cell>
          <table:table-cell table:formula="of:=POWER(2; ([.G4]-69)/12)*440" office:value-type="float" office:value="369.994422711634">
            <text:p>369.9944</text:p>
          </table:table-cell>
          <table:table-cell table:formula="of:=ROUND([.H4]*65536*4)" office:value-type="float" office:value="96991818">
            <text:p>96991818</text:p>
          </table:table-cell>
          <table:table-cell office:value-type="float" office:value="98">
            <text:p>98</text:p>
          </table:table-cell>
          <table:table-cell table:formula="of:=POWER(2; ([.J4]-69)/12)*440" office:value-type="float" office:value="2349.31814333926">
            <text:p>2349.3181</text:p>
          </table:table-cell>
          <table:table-cell table:formula="of:=ROUND([.K4]*65536*4)" office:value-type="float" office:value="615859655">
            <text:p>61585965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POWER(2; ([.A5]-69)/12)*440" office:value-type="float" office:value="9.72271824131503">
            <text:p>9.7227</text:p>
          </table:table-cell>
          <table:table-cell table:formula="of:=ROUND([.B5]*65536*4)" office:value-type="float" office:value="2548752">
            <text:p>2548752</text:p>
          </table:table-cell>
          <table:table-cell office:value-type="float" office:value="35">
            <text:p>35</text:p>
          </table:table-cell>
          <table:table-cell table:formula="of:=POWER(2; ([.D5]-69)/12)*440" office:value-type="float" office:value="61.7354126570155">
            <text:p>61.7354</text:p>
          </table:table-cell>
          <table:table-cell table:formula="of:=ROUND([.E5]*65536*4)" office:value-type="float" office:value="16183568">
            <text:p>16183568</text:p>
          </table:table-cell>
          <table:table-cell office:value-type="float" office:value="67">
            <text:p>67</text:p>
          </table:table-cell>
          <table:table-cell table:formula="of:=POWER(2; ([.G5]-69)/12)*440" office:value-type="float" office:value="391.995435981749">
            <text:p>391.9954</text:p>
          </table:table-cell>
          <table:table-cell table:formula="of:=ROUND([.H5]*65536*4)" office:value-type="float" office:value="102759252">
            <text:p>102759252</text:p>
          </table:table-cell>
          <table:table-cell office:value-type="float" office:value="99">
            <text:p>99</text:p>
          </table:table-cell>
          <table:table-cell table:formula="of:=POWER(2; ([.J5]-69)/12)*440" office:value-type="float" office:value="2489.01586977665">
            <text:p>2489.0159</text:p>
          </table:table-cell>
          <table:table-cell table:formula="of:=ROUND([.K5]*65536*4)" office:value-type="float" office:value="652480576">
            <text:p>65248057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POWER(2; ([.A6]-69)/12)*440" office:value-type="float" office:value="10.3008611535272">
            <text:p>10.3009</text:p>
          </table:table-cell>
          <table:table-cell table:formula="of:=ROUND([.B6]*65536*4)" office:value-type="float" office:value="2700309">
            <text:p>2700309</text:p>
          </table:table-cell>
          <table:table-cell office:value-type="float" office:value="36">
            <text:p>36</text:p>
          </table:table-cell>
          <table:table-cell table:formula="of:=POWER(2; ([.D6]-69)/12)*440" office:value-type="float" office:value="65.4063913251497">
            <text:p>65.4064</text:p>
          </table:table-cell>
          <table:table-cell table:formula="of:=ROUND([.E6]*65536*4)" office:value-type="float" office:value="17145893">
            <text:p>17145893</text:p>
          </table:table-cell>
          <table:table-cell office:value-type="float" office:value="68">
            <text:p>68</text:p>
          </table:table-cell>
          <table:table-cell table:formula="of:=POWER(2; ([.G6]-69)/12)*440" office:value-type="float" office:value="415.304697579945">
            <text:p>415.3047</text:p>
          </table:table-cell>
          <table:table-cell table:formula="of:=ROUND([.H6]*65536*4)" office:value-type="float" office:value="108869635">
            <text:p>108869635</text:p>
          </table:table-cell>
          <table:table-cell office:value-type="float" office:value="100">
            <text:p>100</text:p>
          </table:table-cell>
          <table:table-cell table:formula="of:=POWER(2; ([.J6]-69)/12)*440" office:value-type="float" office:value="2637.02045530296">
            <text:p>2637.0205</text:p>
          </table:table-cell>
          <table:table-cell table:formula="of:=ROUND([.K6]*65536*4)" office:value-type="float" office:value="691279090">
            <text:p>69127909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POWER(2; ([.A7]-69)/12)*440" office:value-type="float" office:value="10.9133822322814">
            <text:p>10.9134</text:p>
          </table:table-cell>
          <table:table-cell table:formula="of:=ROUND([.B7]*65536*4)" office:value-type="float" office:value="2860878">
            <text:p>2860878</text:p>
          </table:table-cell>
          <table:table-cell office:value-type="float" office:value="37">
            <text:p>37</text:p>
          </table:table-cell>
          <table:table-cell table:formula="of:=POWER(2; ([.D7]-69)/12)*440" office:value-type="float" office:value="69.295657744218">
            <text:p>69.2957</text:p>
          </table:table-cell>
          <table:table-cell table:formula="of:=ROUND([.E7]*65536*4)" office:value-type="float" office:value="18165441">
            <text:p>18165441</text:p>
          </table:table-cell>
          <table:table-cell table:style-name="ce3" office:value-type="float" office:value="69">
            <text:p>69</text:p>
          </table:table-cell>
          <table:table-cell table:formula="of:=POWER(2; ([.G7]-69)/12)*440" office:value-type="float" office:value="440">
            <text:p>440.0000</text:p>
          </table:table-cell>
          <table:table-cell table:formula="of:=ROUND([.H7]*65536*4)" office:value-type="float" office:value="115343360">
            <text:p>115343360</text:p>
          </table:table-cell>
          <table:table-cell office:value-type="float" office:value="101">
            <text:p>101</text:p>
          </table:table-cell>
          <table:table-cell table:formula="of:=POWER(2; ([.J7]-69)/12)*440" office:value-type="float" office:value="2793.82585146403">
            <text:p>2793.8259</text:p>
          </table:table-cell>
          <table:table-cell table:formula="of:=ROUND([.K7]*65536*4)" office:value-type="float" office:value="732384684">
            <text:p>73238468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POWER(2; ([.A8]-69)/12)*440" office:value-type="float" office:value="11.5623257097386">
            <text:p>11.5623</text:p>
          </table:table-cell>
          <table:table-cell table:formula="of:=ROUND([.B8]*65536*4)" office:value-type="float" office:value="3030994">
            <text:p>3030994</text:p>
          </table:table-cell>
          <table:table-cell office:value-type="float" office:value="38">
            <text:p>38</text:p>
          </table:table-cell>
          <table:table-cell table:formula="of:=POWER(2; ([.D8]-69)/12)*440" office:value-type="float" office:value="73.4161919793519">
            <text:p>73.4162</text:p>
          </table:table-cell>
          <table:table-cell table:formula="of:=ROUND([.E8]*65536*4)" office:value-type="float" office:value="19245614">
            <text:p>19245614</text:p>
          </table:table-cell>
          <table:table-cell office:value-type="float" office:value="70">
            <text:p>70</text:p>
          </table:table-cell>
          <table:table-cell table:formula="of:=POWER(2; ([.G8]-69)/12)*440" office:value-type="float" office:value="466.16376151809">
            <text:p>466.1638</text:p>
          </table:table-cell>
          <table:table-cell table:formula="of:=ROUND([.H8]*65536*4)" office:value-type="float" office:value="122202033">
            <text:p>122202033</text:p>
          </table:table-cell>
          <table:table-cell office:value-type="float" office:value="102">
            <text:p>102</text:p>
          </table:table-cell>
          <table:table-cell table:formula="of:=POWER(2; ([.J8]-69)/12)*440" office:value-type="float" office:value="2959.95538169308">
            <text:p>2959.9554</text:p>
          </table:table-cell>
          <table:table-cell table:formula="of:=ROUND([.K8]*65536*4)" office:value-type="float" office:value="775934544">
            <text:p>77593454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POWER(2; ([.A9]-69)/12)*440" office:value-type="float" office:value="12.2498573744297">
            <text:p>12.2499</text:p>
          </table:table-cell>
          <table:table-cell table:formula="of:=ROUND([.B9]*65536*4)" office:value-type="float" office:value="3211227">
            <text:p>3211227</text:p>
          </table:table-cell>
          <table:table-cell office:value-type="float" office:value="39">
            <text:p>39</text:p>
          </table:table-cell>
          <table:table-cell table:formula="of:=POWER(2; ([.D9]-69)/12)*440" office:value-type="float" office:value="77.7817459305202">
            <text:p>77.7817</text:p>
          </table:table-cell>
          <table:table-cell table:formula="of:=ROUND([.E9]*65536*4)" office:value-type="float" office:value="20390018">
            <text:p>20390018</text:p>
          </table:table-cell>
          <table:table-cell office:value-type="float" office:value="71">
            <text:p>71</text:p>
          </table:table-cell>
          <table:table-cell table:formula="of:=POWER(2; ([.G9]-69)/12)*440" office:value-type="float" office:value="493.883301256124">
            <text:p>493.8833</text:p>
          </table:table-cell>
          <table:table-cell table:formula="of:=ROUND([.H9]*65536*4)" office:value-type="float" office:value="129468544">
            <text:p>129468544</text:p>
          </table:table-cell>
          <table:table-cell office:value-type="float" office:value="103">
            <text:p>103</text:p>
          </table:table-cell>
          <table:table-cell table:formula="of:=POWER(2; ([.J9]-69)/12)*440" office:value-type="float" office:value="3135.96348785399">
            <text:p>3135.9635</text:p>
          </table:table-cell>
          <table:table-cell table:formula="of:=ROUND([.K9]*65536*4)" office:value-type="float" office:value="822074013">
            <text:p>82207401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POWER(2; ([.A10]-69)/12)*440" office:value-type="float" office:value="12.9782717993733">
            <text:p>12.9783</text:p>
          </table:table-cell>
          <table:table-cell table:formula="of:=ROUND([.B10]*65536*4)" office:value-type="float" office:value="3402176">
            <text:p>3402176</text:p>
          </table:table-cell>
          <table:table-cell office:value-type="float" office:value="40">
            <text:p>40</text:p>
          </table:table-cell>
          <table:table-cell table:formula="of:=POWER(2; ([.D10]-69)/12)*440" office:value-type="float" office:value="82.4068892282175">
            <text:p>82.4069</text:p>
          </table:table-cell>
          <table:table-cell table:formula="of:=ROUND([.E10]*65536*4)" office:value-type="float" office:value="21602472">
            <text:p>21602472</text:p>
          </table:table-cell>
          <table:table-cell office:value-type="float" office:value="72">
            <text:p>72</text:p>
          </table:table-cell>
          <table:table-cell table:formula="of:=POWER(2; ([.G10]-69)/12)*440" office:value-type="float" office:value="523.251130601197">
            <text:p>523.2511</text:p>
          </table:table-cell>
          <table:table-cell table:formula="of:=ROUND([.H10]*65536*4)" office:value-type="float" office:value="137167144">
            <text:p>137167144</text:p>
          </table:table-cell>
          <table:table-cell office:value-type="float" office:value="104">
            <text:p>104</text:p>
          </table:table-cell>
          <table:table-cell table:formula="of:=POWER(2; ([.J10]-69)/12)*440" office:value-type="float" office:value="3322.43758063956">
            <text:p>3322.4376</text:p>
          </table:table-cell>
          <table:table-cell table:formula="of:=ROUND([.K10]*65536*4)" office:value-type="float" office:value="870957077">
            <text:p>870957077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table:formula="of:=POWER(2; ([.A11]-69)/12)*440" office:value-type="float" office:value="13.75">
            <text:p>13.7500</text:p>
          </table:table-cell>
          <table:table-cell table:formula="of:=ROUND([.B11]*65536*4)" office:value-type="float" office:value="3604480">
            <text:p>3604480</text:p>
          </table:table-cell>
          <table:table-cell office:value-type="float" office:value="41">
            <text:p>41</text:p>
          </table:table-cell>
          <table:table-cell table:formula="of:=POWER(2; ([.D11]-69)/12)*440" office:value-type="float" office:value="87.307057858251">
            <text:p>87.3071</text:p>
          </table:table-cell>
          <table:table-cell table:formula="of:=ROUND([.E11]*65536*4)" office:value-type="float" office:value="22887021">
            <text:p>22887021</text:p>
          </table:table-cell>
          <table:table-cell office:value-type="float" office:value="73">
            <text:p>73</text:p>
          </table:table-cell>
          <table:table-cell table:formula="of:=POWER(2; ([.G11]-69)/12)*440" office:value-type="float" office:value="554.365261953744">
            <text:p>554.3653</text:p>
          </table:table-cell>
          <table:table-cell table:formula="of:=ROUND([.H11]*65536*4)" office:value-type="float" office:value="145323527">
            <text:p>145323527</text:p>
          </table:table-cell>
          <table:table-cell table:style-name="ce3" office:value-type="float" office:value="105">
            <text:p>105</text:p>
          </table:table-cell>
          <table:table-cell table:formula="of:=POWER(2; ([.J11]-69)/12)*440" office:value-type="float" office:value="3520">
            <text:p>3520.0000</text:p>
          </table:table-cell>
          <table:table-cell table:formula="of:=ROUND([.K11]*65536*4)" office:value-type="float" office:value="922746880">
            <text:p>92274688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POWER(2; ([.A12]-69)/12)*440" office:value-type="float" office:value="14.5676175474403">
            <text:p>14.5676</text:p>
          </table:table-cell>
          <table:table-cell table:formula="of:=ROUND([.B12]*65536*4)" office:value-type="float" office:value="3818814">
            <text:p>3818814</text:p>
          </table:table-cell>
          <table:table-cell office:value-type="float" office:value="42">
            <text:p>42</text:p>
          </table:table-cell>
          <table:table-cell table:formula="of:=POWER(2; ([.D12]-69)/12)*440" office:value-type="float" office:value="92.4986056779086">
            <text:p>92.4986</text:p>
          </table:table-cell>
          <table:table-cell table:formula="of:=ROUND([.E12]*65536*4)" office:value-type="float" office:value="24247954">
            <text:p>24247954</text:p>
          </table:table-cell>
          <table:table-cell office:value-type="float" office:value="74">
            <text:p>74</text:p>
          </table:table-cell>
          <table:table-cell table:formula="of:=POWER(2; ([.G12]-69)/12)*440" office:value-type="float" office:value="587.329535834815">
            <text:p>587.3295</text:p>
          </table:table-cell>
          <table:table-cell table:formula="of:=ROUND([.H12]*65536*4)" office:value-type="float" office:value="153964914">
            <text:p>153964914</text:p>
          </table:table-cell>
          <table:table-cell office:value-type="float" office:value="106">
            <text:p>106</text:p>
          </table:table-cell>
          <table:table-cell table:formula="of:=POWER(2; ([.J12]-69)/12)*440" office:value-type="float" office:value="3729.31009214472">
            <text:p>3729.3101</text:p>
          </table:table-cell>
          <table:table-cell table:formula="of:=ROUND([.K12]*65536*4)" office:value-type="float" office:value="977616265">
            <text:p>97761626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POWER(2; ([.A13]-69)/12)*440" office:value-type="float" office:value="15.4338531642539">
            <text:p>15.4339</text:p>
          </table:table-cell>
          <table:table-cell table:formula="of:=ROUND([.B13]*65536*4)" office:value-type="float" office:value="4045892">
            <text:p>4045892</text:p>
          </table:table-cell>
          <table:table-cell office:value-type="float" office:value="43">
            <text:p>43</text:p>
          </table:table-cell>
          <table:table-cell table:formula="of:=POWER(2; ([.D13]-69)/12)*440" office:value-type="float" office:value="97.9988589954373">
            <text:p>97.9989</text:p>
          </table:table-cell>
          <table:table-cell table:formula="of:=ROUND([.E13]*65536*4)" office:value-type="float" office:value="25689813">
            <text:p>25689813</text:p>
          </table:table-cell>
          <table:table-cell office:value-type="float" office:value="75">
            <text:p>75</text:p>
          </table:table-cell>
          <table:table-cell table:formula="of:=POWER(2; ([.G13]-69)/12)*440" office:value-type="float" office:value="622.253967444162">
            <text:p>622.2540</text:p>
          </table:table-cell>
          <table:table-cell table:formula="of:=ROUND([.H13]*65536*4)" office:value-type="float" office:value="163120144">
            <text:p>163120144</text:p>
          </table:table-cell>
          <table:table-cell office:value-type="float" office:value="107">
            <text:p>107</text:p>
          </table:table-cell>
          <table:table-cell table:formula="of:=POWER(2; ([.J13]-69)/12)*440" office:value-type="float" office:value="3951.06641004899">
            <text:p>3951.0664</text:p>
          </table:table-cell>
          <table:table-cell table:formula="of:=ROUND([.K13]*65536*4)" office:value-type="float" office:value="1035748353">
            <text:p>10357483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POWER(2; ([.A14]-69)/12)*440" office:value-type="float" office:value="16.3515978312874">
            <text:p>16.3516</text:p>
          </table:table-cell>
          <table:table-cell table:formula="of:=ROUND([.B14]*65536*4)" office:value-type="float" office:value="4286473">
            <text:p>4286473</text:p>
          </table:table-cell>
          <table:table-cell office:value-type="float" office:value="44">
            <text:p>44</text:p>
          </table:table-cell>
          <table:table-cell table:formula="of:=POWER(2; ([.D14]-69)/12)*440" office:value-type="float" office:value="103.826174394986">
            <text:p>103.8262</text:p>
          </table:table-cell>
          <table:table-cell table:formula="of:=ROUND([.E14]*65536*4)" office:value-type="float" office:value="27217409">
            <text:p>27217409</text:p>
          </table:table-cell>
          <table:table-cell office:value-type="float" office:value="76">
            <text:p>76</text:p>
          </table:table-cell>
          <table:table-cell table:formula="of:=POWER(2; ([.G14]-69)/12)*440" office:value-type="float" office:value="659.25511382574">
            <text:p>659.2551</text:p>
          </table:table-cell>
          <table:table-cell table:formula="of:=ROUND([.H14]*65536*4)" office:value-type="float" office:value="172819773">
            <text:p>172819773</text:p>
          </table:table-cell>
          <table:table-cell office:value-type="float" office:value="108">
            <text:p>108</text:p>
          </table:table-cell>
          <table:table-cell table:formula="of:=POWER(2; ([.J14]-69)/12)*440" office:value-type="float" office:value="4186.00904480958">
            <text:p>4186.0090</text:p>
          </table:table-cell>
          <table:table-cell table:formula="of:=ROUND([.K14]*65536*4)" office:value-type="float" office:value="1097337155">
            <text:p>109733715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POWER(2; ([.A15]-69)/12)*440" office:value-type="float" office:value="17.3239144360545">
            <text:p>17.3239</text:p>
          </table:table-cell>
          <table:table-cell table:formula="of:=ROUND([.B15]*65536*4)" office:value-type="float" office:value="4541360">
            <text:p>4541360</text:p>
          </table:table-cell>
          <table:table-cell table:style-name="ce3" office:value-type="float" office:value="45">
            <text:p>45</text:p>
          </table:table-cell>
          <table:table-cell table:formula="of:=POWER(2; ([.D15]-69)/12)*440" office:value-type="float" office:value="110">
            <text:p>110.0000</text:p>
          </table:table-cell>
          <table:table-cell table:formula="of:=ROUND([.E15]*65536*4)" office:value-type="float" office:value="28835840">
            <text:p>28835840</text:p>
          </table:table-cell>
          <table:table-cell office:value-type="float" office:value="77">
            <text:p>77</text:p>
          </table:table-cell>
          <table:table-cell table:formula="of:=POWER(2; ([.G15]-69)/12)*440" office:value-type="float" office:value="698.456462866008">
            <text:p>698.4565</text:p>
          </table:table-cell>
          <table:table-cell table:formula="of:=ROUND([.H15]*65536*4)" office:value-type="float" office:value="183096171">
            <text:p>183096171</text:p>
          </table:table-cell>
          <table:table-cell office:value-type="float" office:value="109">
            <text:p>109</text:p>
          </table:table-cell>
          <table:table-cell table:formula="of:=POWER(2; ([.J15]-69)/12)*440" office:value-type="float" office:value="4434.92209562995">
            <text:p>4434.9221</text:p>
          </table:table-cell>
          <table:table-cell table:formula="of:=ROUND([.K15]*65536*4)" office:value-type="float" office:value="1162588218">
            <text:p>116258821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POWER(2; ([.A16]-69)/12)*440" office:value-type="float" office:value="18.354047994838">
            <text:p>18.3540</text:p>
          </table:table-cell>
          <table:table-cell table:formula="of:=ROUND([.B16]*65536*4)" office:value-type="float" office:value="4811404">
            <text:p>4811404</text:p>
          </table:table-cell>
          <table:table-cell office:value-type="float" office:value="46">
            <text:p>46</text:p>
          </table:table-cell>
          <table:table-cell table:formula="of:=POWER(2; ([.D16]-69)/12)*440" office:value-type="float" office:value="116.540940379522">
            <text:p>116.5409</text:p>
          </table:table-cell>
          <table:table-cell table:formula="of:=ROUND([.E16]*65536*4)" office:value-type="float" office:value="30550508">
            <text:p>30550508</text:p>
          </table:table-cell>
          <table:table-cell office:value-type="float" office:value="78">
            <text:p>78</text:p>
          </table:table-cell>
          <table:table-cell table:formula="of:=POWER(2; ([.G16]-69)/12)*440" office:value-type="float" office:value="739.988845423269">
            <text:p>739.9888</text:p>
          </table:table-cell>
          <table:table-cell table:formula="of:=ROUND([.H16]*65536*4)" office:value-type="float" office:value="193983636">
            <text:p>193983636</text:p>
          </table:table-cell>
          <table:table-cell office:value-type="float" office:value="110">
            <text:p>110</text:p>
          </table:table-cell>
          <table:table-cell table:formula="of:=POWER(2; ([.J16]-69)/12)*440" office:value-type="float" office:value="4698.63628667852">
            <text:p>4698.6363</text:p>
          </table:table-cell>
          <table:table-cell table:formula="of:=ROUND([.K16]*65536*4)" office:value-type="float" office:value="1231719311">
            <text:p>123171931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POWER(2; ([.A17]-69)/12)*440" office:value-type="float" office:value="19.4454364826301">
            <text:p>19.4454</text:p>
          </table:table-cell>
          <table:table-cell table:formula="of:=ROUND([.B17]*65536*4)" office:value-type="float" office:value="5097505">
            <text:p>5097505</text:p>
          </table:table-cell>
          <table:table-cell office:value-type="float" office:value="47">
            <text:p>47</text:p>
          </table:table-cell>
          <table:table-cell table:formula="of:=POWER(2; ([.D17]-69)/12)*440" office:value-type="float" office:value="123.470825314031">
            <text:p>123.4708</text:p>
          </table:table-cell>
          <table:table-cell table:formula="of:=ROUND([.E17]*65536*4)" office:value-type="float" office:value="32367136">
            <text:p>32367136</text:p>
          </table:table-cell>
          <table:table-cell office:value-type="float" office:value="79">
            <text:p>79</text:p>
          </table:table-cell>
          <table:table-cell table:formula="of:=POWER(2; ([.G17]-69)/12)*440" office:value-type="float" office:value="783.990871963499">
            <text:p>783.9909</text:p>
          </table:table-cell>
          <table:table-cell table:formula="of:=ROUND([.H17]*65536*4)" office:value-type="float" office:value="205518503">
            <text:p>205518503</text:p>
          </table:table-cell>
          <table:table-cell office:value-type="float" office:value="111">
            <text:p>111</text:p>
          </table:table-cell>
          <table:table-cell table:formula="of:=POWER(2; ([.J17]-69)/12)*440" office:value-type="float" office:value="4978.0317395533">
            <text:p>4978.0317</text:p>
          </table:table-cell>
          <table:table-cell table:formula="of:=ROUND([.K17]*65536*4)" office:value-type="float" office:value="1304961152">
            <text:p>130496115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POWER(2; ([.A18]-69)/12)*440" office:value-type="float" office:value="20.6017223070544">
            <text:p>20.6017</text:p>
          </table:table-cell>
          <table:table-cell table:formula="of:=ROUND([.B18]*65536*4)" office:value-type="float" office:value="5400618">
            <text:p>5400618</text:p>
          </table:table-cell>
          <table:table-cell office:value-type="float" office:value="48">
            <text:p>48</text:p>
          </table:table-cell>
          <table:table-cell table:formula="of:=POWER(2; ([.D18]-69)/12)*440" office:value-type="float" office:value="130.812782650299">
            <text:p>130.8128</text:p>
          </table:table-cell>
          <table:table-cell table:formula="of:=ROUND([.E18]*65536*4)" office:value-type="float" office:value="34291786">
            <text:p>34291786</text:p>
          </table:table-cell>
          <table:table-cell office:value-type="float" office:value="80">
            <text:p>80</text:p>
          </table:table-cell>
          <table:table-cell table:formula="of:=POWER(2; ([.G18]-69)/12)*440" office:value-type="float" office:value="830.60939515989">
            <text:p>830.6094</text:p>
          </table:table-cell>
          <table:table-cell table:formula="of:=ROUND([.H18]*65536*4)" office:value-type="float" office:value="217739269">
            <text:p>217739269</text:p>
          </table:table-cell>
          <table:table-cell office:value-type="float" office:value="112">
            <text:p>112</text:p>
          </table:table-cell>
          <table:table-cell table:formula="of:=POWER(2; ([.J18]-69)/12)*440" office:value-type="float" office:value="5274.04091060592">
            <text:p>5274.0409</text:p>
          </table:table-cell>
          <table:table-cell table:formula="of:=ROUND([.K18]*65536*4)" office:value-type="float" office:value="1382558180">
            <text:p>138255818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POWER(2; ([.A19]-69)/12)*440" office:value-type="float" office:value="21.8267644645627">
            <text:p>21.8268</text:p>
          </table:table-cell>
          <table:table-cell table:formula="of:=ROUND([.B19]*65536*4)" office:value-type="float" office:value="5721755">
            <text:p>5721755</text:p>
          </table:table-cell>
          <table:table-cell office:value-type="float" office:value="49">
            <text:p>49</text:p>
          </table:table-cell>
          <table:table-cell table:formula="of:=POWER(2; ([.D19]-69)/12)*440" office:value-type="float" office:value="138.591315488436">
            <text:p>138.5913</text:p>
          </table:table-cell>
          <table:table-cell table:formula="of:=ROUND([.E19]*65536*4)" office:value-type="float" office:value="36330882">
            <text:p>36330882</text:p>
          </table:table-cell>
          <table:table-cell table:style-name="ce3" office:value-type="float" office:value="81">
            <text:p>81</text:p>
          </table:table-cell>
          <table:table-cell table:formula="of:=POWER(2; ([.G19]-69)/12)*440" office:value-type="float" office:value="880">
            <text:p>880.0000</text:p>
          </table:table-cell>
          <table:table-cell table:formula="of:=ROUND([.H19]*65536*4)" office:value-type="float" office:value="230686720">
            <text:p>230686720</text:p>
          </table:table-cell>
          <table:table-cell office:value-type="float" office:value="113">
            <text:p>113</text:p>
          </table:table-cell>
          <table:table-cell table:formula="of:=POWER(2; ([.J19]-69)/12)*440" office:value-type="float" office:value="5587.65170292806">
            <text:p>5587.6517</text:p>
          </table:table-cell>
          <table:table-cell table:formula="of:=ROUND([.K19]*65536*4)" office:value-type="float" office:value="1464769368">
            <text:p>1464769368</text:p>
          </table:table-cell>
        </table:table-row>
        <table:table-row table:style-name="ro1">
          <table:table-cell table:style-name="ce4" office:value-type="float" office:value="18">
            <text:p>18</text:p>
          </table:table-cell>
          <table:table-cell table:formula="of:=POWER(2; ([.A20]-69)/12)*440" office:value-type="float" office:value="23.1246514194771">
            <text:p>23.1247</text:p>
          </table:table-cell>
          <table:table-cell table:formula="of:=ROUND([.B20]*65536*4)" office:value-type="float" office:value="6061989">
            <text:p>6061989</text:p>
          </table:table-cell>
          <table:table-cell office:value-type="float" office:value="50">
            <text:p>50</text:p>
          </table:table-cell>
          <table:table-cell table:formula="of:=POWER(2; ([.D20]-69)/12)*440" office:value-type="float" office:value="146.832383958704">
            <text:p>146.8324</text:p>
          </table:table-cell>
          <table:table-cell table:formula="of:=ROUND([.E20]*65536*4)" office:value-type="float" office:value="38491228">
            <text:p>38491228</text:p>
          </table:table-cell>
          <table:table-cell office:value-type="float" office:value="82">
            <text:p>82</text:p>
          </table:table-cell>
          <table:table-cell table:formula="of:=POWER(2; ([.G20]-69)/12)*440" office:value-type="float" office:value="932.32752303618">
            <text:p>932.3275</text:p>
          </table:table-cell>
          <table:table-cell table:formula="of:=ROUND([.H20]*65536*4)" office:value-type="float" office:value="244404066">
            <text:p>244404066</text:p>
          </table:table-cell>
          <table:table-cell office:value-type="float" office:value="114">
            <text:p>114</text:p>
          </table:table-cell>
          <table:table-cell table:formula="of:=POWER(2; ([.J20]-69)/12)*440" office:value-type="float" office:value="5919.91076338615">
            <text:p>5919.9108</text:p>
          </table:table-cell>
          <table:table-cell table:formula="of:=ROUND([.K20]*65536*4)" office:value-type="float" office:value="1551869087">
            <text:p>155186908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POWER(2; ([.A21]-69)/12)*440" office:value-type="float" office:value="24.4997147488593">
            <text:p>24.4997</text:p>
          </table:table-cell>
          <table:table-cell table:formula="of:=ROUND([.B21]*65536*4)" office:value-type="float" office:value="6422453">
            <text:p>6422453</text:p>
          </table:table-cell>
          <table:table-cell office:value-type="float" office:value="51">
            <text:p>51</text:p>
          </table:table-cell>
          <table:table-cell table:formula="of:=POWER(2; ([.D21]-69)/12)*440" office:value-type="float" office:value="155.56349186104">
            <text:p>155.5635</text:p>
          </table:table-cell>
          <table:table-cell table:formula="of:=ROUND([.E21]*65536*4)" office:value-type="float" office:value="40780036">
            <text:p>40780036</text:p>
          </table:table-cell>
          <table:table-cell office:value-type="float" office:value="83">
            <text:p>83</text:p>
          </table:table-cell>
          <table:table-cell table:formula="of:=POWER(2; ([.G21]-69)/12)*440" office:value-type="float" office:value="987.766602512248">
            <text:p>987.7666</text:p>
          </table:table-cell>
          <table:table-cell table:formula="of:=ROUND([.H21]*65536*4)" office:value-type="float" office:value="258937088">
            <text:p>258937088</text:p>
          </table:table-cell>
          <table:table-cell office:value-type="float" office:value="115">
            <text:p>115</text:p>
          </table:table-cell>
          <table:table-cell table:formula="of:=POWER(2; ([.J21]-69)/12)*440" office:value-type="float" office:value="6271.92697570799">
            <text:p>6271.9270</text:p>
          </table:table-cell>
          <table:table-cell table:formula="of:=ROUND([.K21]*65536*4)" office:value-type="float" office:value="1644148025">
            <text:p>164414802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POWER(2; ([.A22]-69)/12)*440" office:value-type="float" office:value="25.9565435987466">
            <text:p>25.9565</text:p>
          </table:table-cell>
          <table:table-cell table:formula="of:=ROUND([.B22]*65536*4)" office:value-type="float" office:value="6804352">
            <text:p>6804352</text:p>
          </table:table-cell>
          <table:table-cell office:value-type="float" office:value="52">
            <text:p>52</text:p>
          </table:table-cell>
          <table:table-cell table:formula="of:=POWER(2; ([.D22]-69)/12)*440" office:value-type="float" office:value="164.813778456435">
            <text:p>164.8138</text:p>
          </table:table-cell>
          <table:table-cell table:formula="of:=ROUND([.E22]*65536*4)" office:value-type="float" office:value="43204943">
            <text:p>43204943</text:p>
          </table:table-cell>
          <table:table-cell office:value-type="float" office:value="84">
            <text:p>84</text:p>
          </table:table-cell>
          <table:table-cell table:formula="of:=POWER(2; ([.G22]-69)/12)*440" office:value-type="float" office:value="1046.50226120239">
            <text:p>1046.5023</text:p>
          </table:table-cell>
          <table:table-cell table:formula="of:=ROUND([.H22]*65536*4)" office:value-type="float" office:value="274334289">
            <text:p>274334289</text:p>
          </table:table-cell>
          <table:table-cell office:value-type="float" office:value="116">
            <text:p>116</text:p>
          </table:table-cell>
          <table:table-cell table:formula="of:=POWER(2; ([.J22]-69)/12)*440" office:value-type="float" office:value="6644.87516127912">
            <text:p>6644.8752</text:p>
          </table:table-cell>
          <table:table-cell table:formula="of:=ROUND([.K22]*65536*4)" office:value-type="float" office:value="1741914154">
            <text:p>1741914154</text:p>
          </table:table-cell>
        </table:table-row>
        <table:table-row table:style-name="ro1">
          <table:table-cell table:style-name="ce3" office:value-type="float" office:value="21">
            <text:p>21</text:p>
          </table:table-cell>
          <table:table-cell table:formula="of:=POWER(2; ([.A23]-69)/12)*440" office:value-type="float" office:value="27.5">
            <text:p>27.5000</text:p>
          </table:table-cell>
          <table:table-cell table:formula="of:=ROUND([.B23]*65536*4)" office:value-type="float" office:value="7208960">
            <text:p>7208960</text:p>
          </table:table-cell>
          <table:table-cell office:value-type="float" office:value="53">
            <text:p>53</text:p>
          </table:table-cell>
          <table:table-cell table:formula="of:=POWER(2; ([.D23]-69)/12)*440" office:value-type="float" office:value="174.614115716502">
            <text:p>174.6141</text:p>
          </table:table-cell>
          <table:table-cell table:formula="of:=ROUND([.E23]*65536*4)" office:value-type="float" office:value="45774043">
            <text:p>45774043</text:p>
          </table:table-cell>
          <table:table-cell office:value-type="float" office:value="85">
            <text:p>85</text:p>
          </table:table-cell>
          <table:table-cell table:formula="of:=POWER(2; ([.G23]-69)/12)*440" office:value-type="float" office:value="1108.73052390749">
            <text:p>1108.7305</text:p>
          </table:table-cell>
          <table:table-cell table:formula="of:=ROUND([.H23]*65536*4)" office:value-type="float" office:value="290647054">
            <text:p>290647054</text:p>
          </table:table-cell>
          <table:table-cell table:style-name="ce3" office:value-type="float" office:value="117">
            <text:p>117</text:p>
          </table:table-cell>
          <table:table-cell table:formula="of:=POWER(2; ([.J23]-69)/12)*440" office:value-type="float" office:value="7040">
            <text:p>7040.0000</text:p>
          </table:table-cell>
          <table:table-cell table:formula="of:=ROUND([.K23]*65536*4)" office:value-type="float" office:value="1845493760">
            <text:p>184549376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POWER(2; ([.A24]-69)/12)*440" office:value-type="float" office:value="29.1352350948806">
            <text:p>29.1352</text:p>
          </table:table-cell>
          <table:table-cell table:formula="of:=ROUND([.B24]*65536*4)" office:value-type="float" office:value="7637627">
            <text:p>7637627</text:p>
          </table:table-cell>
          <table:table-cell office:value-type="float" office:value="54">
            <text:p>54</text:p>
          </table:table-cell>
          <table:table-cell table:formula="of:=POWER(2; ([.D24]-69)/12)*440" office:value-type="float" office:value="184.997211355817">
            <text:p>184.9972</text:p>
          </table:table-cell>
          <table:table-cell table:formula="of:=ROUND([.E24]*65536*4)" office:value-type="float" office:value="48495909">
            <text:p>48495909</text:p>
          </table:table-cell>
          <table:table-cell office:value-type="float" office:value="86">
            <text:p>86</text:p>
          </table:table-cell>
          <table:table-cell table:formula="of:=POWER(2; ([.G24]-69)/12)*440" office:value-type="float" office:value="1174.65907166963">
            <text:p>1174.6591</text:p>
          </table:table-cell>
          <table:table-cell table:formula="of:=ROUND([.H24]*65536*4)" office:value-type="float" office:value="307929828">
            <text:p>307929828</text:p>
          </table:table-cell>
          <table:table-cell office:value-type="float" office:value="118">
            <text:p>118</text:p>
          </table:table-cell>
          <table:table-cell table:formula="of:=POWER(2; ([.J24]-69)/12)*440" office:value-type="float" office:value="7458.62018428944">
            <text:p>7458.6202</text:p>
          </table:table-cell>
          <table:table-cell table:formula="of:=ROUND([.K24]*65536*4)" office:value-type="float" office:value="1955232530">
            <text:p>195523253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POWER(2; ([.A25]-69)/12)*440" office:value-type="float" office:value="30.8677063285077">
            <text:p>30.8677</text:p>
          </table:table-cell>
          <table:table-cell table:formula="of:=ROUND([.B25]*65536*4)" office:value-type="float" office:value="8091784">
            <text:p>8091784</text:p>
          </table:table-cell>
          <table:table-cell office:value-type="float" office:value="55">
            <text:p>55</text:p>
          </table:table-cell>
          <table:table-cell table:formula="of:=POWER(2; ([.D25]-69)/12)*440" office:value-type="float" office:value="195.997717990875">
            <text:p>195.9977</text:p>
          </table:table-cell>
          <table:table-cell table:formula="of:=ROUND([.E25]*65536*4)" office:value-type="float" office:value="51379626">
            <text:p>51379626</text:p>
          </table:table-cell>
          <table:table-cell office:value-type="float" office:value="87">
            <text:p>87</text:p>
          </table:table-cell>
          <table:table-cell table:formula="of:=POWER(2; ([.G25]-69)/12)*440" office:value-type="float" office:value="1244.50793488832">
            <text:p>1244.5079</text:p>
          </table:table-cell>
          <table:table-cell table:formula="of:=ROUND([.H25]*65536*4)" office:value-type="float" office:value="326240288">
            <text:p>326240288</text:p>
          </table:table-cell>
          <table:table-cell office:value-type="float" office:value="119">
            <text:p>119</text:p>
          </table:table-cell>
          <table:table-cell table:formula="of:=POWER(2; ([.J25]-69)/12)*440" office:value-type="float" office:value="7902.13282009799">
            <text:p>7902.1328</text:p>
          </table:table-cell>
          <table:table-cell table:formula="of:=ROUND([.K25]*65536*4)" office:value-type="float" office:value="2071496706">
            <text:p>207149670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POWER(2; ([.A26]-69)/12)*440" office:value-type="float" office:value="32.7031956625748">
            <text:p>32.7032</text:p>
          </table:table-cell>
          <table:table-cell table:formula="of:=ROUND([.B26]*65536*4)" office:value-type="float" office:value="8572947">
            <text:p>8572947</text:p>
          </table:table-cell>
          <table:table-cell office:value-type="float" office:value="56">
            <text:p>56</text:p>
          </table:table-cell>
          <table:table-cell table:formula="of:=POWER(2; ([.D26]-69)/12)*440" office:value-type="float" office:value="207.652348789973">
            <text:p>207.6523</text:p>
          </table:table-cell>
          <table:table-cell table:formula="of:=ROUND([.E26]*65536*4)" office:value-type="float" office:value="54434817">
            <text:p>54434817</text:p>
          </table:table-cell>
          <table:table-cell office:value-type="float" office:value="88">
            <text:p>88</text:p>
          </table:table-cell>
          <table:table-cell table:formula="of:=POWER(2; ([.G26]-69)/12)*440" office:value-type="float" office:value="1318.51022765148">
            <text:p>1318.5102</text:p>
          </table:table-cell>
          <table:table-cell table:formula="of:=ROUND([.H26]*65536*4)" office:value-type="float" office:value="345639545">
            <text:p>345639545</text:p>
          </table:table-cell>
          <table:table-cell office:value-type="float" office:value="120">
            <text:p>120</text:p>
          </table:table-cell>
          <table:table-cell table:formula="of:=POWER(2; ([.J26]-69)/12)*440" office:value-type="float" office:value="8372.01808961916">
            <text:p>8372.0181</text:p>
          </table:table-cell>
          <table:table-cell table:formula="of:=ROUND([.K26]*65536*4)" office:value-type="float" office:value="2194674310">
            <text:p>219467431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POWER(2; ([.A27]-69)/12)*440" office:value-type="float" office:value="34.647828872109">
            <text:p>34.6478</text:p>
          </table:table-cell>
          <table:table-cell table:formula="of:=ROUND([.B27]*65536*4)" office:value-type="float" office:value="9082720">
            <text:p>9082720</text:p>
          </table:table-cell>
          <table:table-cell table:style-name="ce3" office:value-type="float" office:value="57">
            <text:p>57</text:p>
          </table:table-cell>
          <table:table-cell table:formula="of:=POWER(2; ([.D27]-69)/12)*440" office:value-type="float" office:value="220">
            <text:p>220.0000</text:p>
          </table:table-cell>
          <table:table-cell table:formula="of:=ROUND([.E27]*65536*4)" office:value-type="float" office:value="57671680">
            <text:p>57671680</text:p>
          </table:table-cell>
          <table:table-cell office:value-type="float" office:value="89">
            <text:p>89</text:p>
          </table:table-cell>
          <table:table-cell table:formula="of:=POWER(2; ([.G27]-69)/12)*440" office:value-type="float" office:value="1396.91292573202">
            <text:p>1396.9129</text:p>
          </table:table-cell>
          <table:table-cell table:formula="of:=ROUND([.H27]*65536*4)" office:value-type="float" office:value="366192342">
            <text:p>366192342</text:p>
          </table:table-cell>
          <table:table-cell office:value-type="float" office:value="121">
            <text:p>121</text:p>
          </table:table-cell>
          <table:table-cell table:formula="of:=POWER(2; ([.J27]-69)/12)*440" office:value-type="float" office:value="8869.84419125991">
            <text:p>8869.8442</text:p>
          </table:table-cell>
          <table:table-cell table:formula="of:=ROUND([.K27]*65536*4)" office:value-type="float" office:value="2325176436">
            <text:p>232517643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POWER(2; ([.A28]-69)/12)*440" office:value-type="float" office:value="36.7080959896759">
            <text:p>36.7081</text:p>
          </table:table-cell>
          <table:table-cell table:formula="of:=ROUND([.B28]*65536*4)" office:value-type="float" office:value="9622807">
            <text:p>9622807</text:p>
          </table:table-cell>
          <table:table-cell office:value-type="float" office:value="58">
            <text:p>58</text:p>
          </table:table-cell>
          <table:table-cell table:formula="of:=POWER(2; ([.D28]-69)/12)*440" office:value-type="float" office:value="233.081880759045">
            <text:p>233.0819</text:p>
          </table:table-cell>
          <table:table-cell table:formula="of:=ROUND([.E28]*65536*4)" office:value-type="float" office:value="61101017">
            <text:p>61101017</text:p>
          </table:table-cell>
          <table:table-cell office:value-type="float" office:value="90">
            <text:p>90</text:p>
          </table:table-cell>
          <table:table-cell table:formula="of:=POWER(2; ([.G28]-69)/12)*440" office:value-type="float" office:value="1479.97769084654">
            <text:p>1479.9777</text:p>
          </table:table-cell>
          <table:table-cell table:formula="of:=ROUND([.H28]*65536*4)" office:value-type="float" office:value="387967272">
            <text:p>387967272</text:p>
          </table:table-cell>
          <table:table-cell office:value-type="float" office:value="122">
            <text:p>122</text:p>
          </table:table-cell>
          <table:table-cell table:formula="of:=POWER(2; ([.J28]-69)/12)*440" office:value-type="float" office:value="9397.27257335704">
            <text:p>9397.2726</text:p>
          </table:table-cell>
          <table:table-cell table:formula="of:=ROUND([.K28]*65536*4)" office:value-type="float" office:value="2463438621">
            <text:p>246343862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POWER(2; ([.A29]-69)/12)*440" office:value-type="float" office:value="38.8908729652601">
            <text:p>38.8909</text:p>
          </table:table-cell>
          <table:table-cell table:formula="of:=ROUND([.B29]*65536*4)" office:value-type="float" office:value="10195009">
            <text:p>10195009</text:p>
          </table:table-cell>
          <table:table-cell office:value-type="float" office:value="59">
            <text:p>59</text:p>
          </table:table-cell>
          <table:table-cell table:formula="of:=POWER(2; ([.D29]-69)/12)*440" office:value-type="float" office:value="246.941650628062">
            <text:p>246.9417</text:p>
          </table:table-cell>
          <table:table-cell table:formula="of:=ROUND([.E29]*65536*4)" office:value-type="float" office:value="64734272">
            <text:p>64734272</text:p>
          </table:table-cell>
          <table:table-cell office:value-type="float" office:value="91">
            <text:p>91</text:p>
          </table:table-cell>
          <table:table-cell table:formula="of:=POWER(2; ([.G29]-69)/12)*440" office:value-type="float" office:value="1567.981743927">
            <text:p>1567.9817</text:p>
          </table:table-cell>
          <table:table-cell table:formula="of:=ROUND([.H29]*65536*4)" office:value-type="float" office:value="411037006">
            <text:p>411037006</text:p>
          </table:table-cell>
          <table:table-cell office:value-type="float" office:value="123">
            <text:p>123</text:p>
          </table:table-cell>
          <table:table-cell table:formula="of:=POWER(2; ([.J29]-69)/12)*440" office:value-type="float" office:value="9956.06347910659">
            <text:p>9956.0635</text:p>
          </table:table-cell>
          <table:table-cell table:formula="of:=ROUND([.K29]*65536*4)" office:value-type="float" office:value="2609922305">
            <text:p>260992230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POWER(2; ([.A30]-69)/12)*440" office:value-type="float" office:value="41.2034446141088">
            <text:p>41.2034</text:p>
          </table:table-cell>
          <table:table-cell table:formula="of:=ROUND([.B30]*65536*4)" office:value-type="float" office:value="10801236">
            <text:p>10801236</text:p>
          </table:table-cell>
          <table:table-cell office:value-type="float" office:value="60">
            <text:p>60</text:p>
          </table:table-cell>
          <table:table-cell table:formula="of:=POWER(2; ([.D30]-69)/12)*440" office:value-type="float" office:value="261.625565300599">
            <text:p>261.6256</text:p>
          </table:table-cell>
          <table:table-cell table:formula="of:=ROUND([.E30]*65536*4)" office:value-type="float" office:value="68583572">
            <text:p>68583572</text:p>
          </table:table-cell>
          <table:table-cell office:value-type="float" office:value="92">
            <text:p>92</text:p>
          </table:table-cell>
          <table:table-cell table:formula="of:=POWER(2; ([.G30]-69)/12)*440" office:value-type="float" office:value="1661.21879031978">
            <text:p>1661.2188</text:p>
          </table:table-cell>
          <table:table-cell table:formula="of:=ROUND([.H30]*65536*4)" office:value-type="float" office:value="435478539">
            <text:p>435478539</text:p>
          </table:table-cell>
          <table:table-cell office:value-type="float" office:value="124">
            <text:p>124</text:p>
          </table:table-cell>
          <table:table-cell table:formula="of:=POWER(2; ([.J30]-69)/12)*440" office:value-type="float" office:value="10548.0818212118">
            <text:p>10548.0818</text:p>
          </table:table-cell>
          <table:table-cell table:formula="of:=ROUND([.K30]*65536*4)" office:value-type="float" office:value="2765116361">
            <text:p>276511636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POWER(2; ([.A31]-69)/12)*440" office:value-type="float" office:value="43.6535289291255">
            <text:p>43.6535</text:p>
          </table:table-cell>
          <table:table-cell table:formula="of:=ROUND([.B31]*65536*4)" office:value-type="float" office:value="11443511">
            <text:p>11443511</text:p>
          </table:table-cell>
          <table:table-cell office:value-type="float" office:value="61">
            <text:p>61</text:p>
          </table:table-cell>
          <table:table-cell table:formula="of:=POWER(2; ([.D31]-69)/12)*440" office:value-type="float" office:value="277.182630976872">
            <text:p>277.1826</text:p>
          </table:table-cell>
          <table:table-cell table:formula="of:=ROUND([.E31]*65536*4)" office:value-type="float" office:value="72661764">
            <text:p>72661764</text:p>
          </table:table-cell>
          <table:table-cell table:style-name="ce3" office:value-type="float" office:value="93">
            <text:p>93</text:p>
          </table:table-cell>
          <table:table-cell table:formula="of:=POWER(2; ([.G31]-69)/12)*440" office:value-type="float" office:value="1760">
            <text:p>1760.0000</text:p>
          </table:table-cell>
          <table:table-cell table:formula="of:=ROUND([.H31]*65536*4)" office:value-type="float" office:value="461373440">
            <text:p>461373440</text:p>
          </table:table-cell>
          <table:table-cell office:value-type="float" office:value="125">
            <text:p>125</text:p>
          </table:table-cell>
          <table:table-cell table:formula="of:=POWER(2; ([.J31]-69)/12)*440" office:value-type="float" office:value="11175.3034058561">
            <text:p>11175.3034</text:p>
          </table:table-cell>
          <table:table-cell table:formula="of:=ROUND([.K31]*65536*4)" office:value-type="float" office:value="2929538736">
            <text:p>292953873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POWER(2; ([.A32]-69)/12)*440" office:value-type="float" office:value="46.2493028389543">
            <text:p>46.2493</text:p>
          </table:table-cell>
          <table:table-cell table:formula="of:=ROUND([.B32]*65536*4)" office:value-type="float" office:value="12123977">
            <text:p>12123977</text:p>
          </table:table-cell>
          <table:table-cell office:value-type="float" office:value="62">
            <text:p>62</text:p>
          </table:table-cell>
          <table:table-cell table:formula="of:=POWER(2; ([.D32]-69)/12)*440" office:value-type="float" office:value="293.664767917408">
            <text:p>293.6648</text:p>
          </table:table-cell>
          <table:table-cell table:formula="of:=ROUND([.E32]*65536*4)" office:value-type="float" office:value="76982457">
            <text:p>76982457</text:p>
          </table:table-cell>
          <table:table-cell office:value-type="float" office:value="94">
            <text:p>94</text:p>
          </table:table-cell>
          <table:table-cell table:formula="of:=POWER(2; ([.G32]-69)/12)*440" office:value-type="float" office:value="1864.65504607236">
            <text:p>1864.6550</text:p>
          </table:table-cell>
          <table:table-cell table:formula="of:=ROUND([.H32]*65536*4)" office:value-type="float" office:value="488808132">
            <text:p>488808132</text:p>
          </table:table-cell>
          <table:table-cell office:value-type="float" office:value="126">
            <text:p>126</text:p>
          </table:table-cell>
          <table:table-cell table:formula="of:=POWER(2; ([.J32]-69)/12)*440" office:value-type="float" office:value="11839.8215267723">
            <text:p>11839.8215</text:p>
          </table:table-cell>
          <table:table-cell table:formula="of:=ROUND([.K32]*65536*4)" office:value-type="float" office:value="3103738174">
            <text:p>310373817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POWER(2; ([.A33]-69)/12)*440" office:value-type="float" office:value="48.9994294977187">
            <text:p>48.9994</text:p>
          </table:table-cell>
          <table:table-cell table:formula="of:=ROUND([.B33]*65536*4)" office:value-type="float" office:value="12844906">
            <text:p>12844906</text:p>
          </table:table-cell>
          <table:table-cell office:value-type="float" office:value="63">
            <text:p>63</text:p>
          </table:table-cell>
          <table:table-cell table:formula="of:=POWER(2; ([.D33]-69)/12)*440" office:value-type="float" office:value="311.126983722081">
            <text:p>311.1270</text:p>
          </table:table-cell>
          <table:table-cell table:formula="of:=ROUND([.E33]*65536*4)" office:value-type="float" office:value="81560072">
            <text:p>81560072</text:p>
          </table:table-cell>
          <table:table-cell office:value-type="float" office:value="95">
            <text:p>95</text:p>
          </table:table-cell>
          <table:table-cell table:formula="of:=POWER(2; ([.G33]-69)/12)*440" office:value-type="float" office:value="1975.5332050245">
            <text:p>1975.5332</text:p>
          </table:table-cell>
          <table:table-cell table:formula="of:=ROUND([.H33]*65536*4)" office:value-type="float" office:value="517874176">
            <text:p>517874176</text:p>
          </table:table-cell>
          <table:table-cell office:value-type="float" office:value="127">
            <text:p>127</text:p>
          </table:table-cell>
          <table:table-cell table:formula="of:=POWER(2; ([.J33]-69)/12)*440" office:value-type="float" office:value="12543.853951416">
            <text:p>12543.8540</text:p>
          </table:table-cell>
          <table:table-cell table:formula="of:=ROUND([.K33]*65536*4)" office:value-type="float" office:value="3288296050">
            <text:p>32882960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2-10-30T18:17:34</meta:creation-date>
    <dc:date>2012-11-08T22:02:56</dc:date>
    <dc:creator>Nick Tuckett</dc:creator>
    <meta:editing-duration>PT1H11M55S</meta:editing-duration>
    <meta:editing-cycles>8</meta:editing-cycles>
    <meta:generator>LibreOffice/3.5$Linux_X86_64 LibreOffice_project/350m1$Build-2</meta:generator>
    <meta:document-statistic meta:table-count="4" meta:cell-count="6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hase Distortion Tests'.E2:'Phase Distortion Tests'.E22" svg:x="0.77cm" svg:y="0.855cm" svg:width="11.738cm" svg:height="7.545cm">
          <chartooo:coordinate-region svg:x="1.497cm" svg:y="1.055cm" svg:width="10.82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ase Distortion Tests'.E2:'Phase Distortion Tests'.E22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ase Distortion Tests'.E2:'Phase Distortion Tests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Sine Approximation Test'.A2:'Sine Approximation Test'.B82" chart:data-source-has-labels="column" svg:x="0.77cm" svg:y="0.855cm" svg:width="11.738cm" svg:height="7.545cm">
          <chartooo:coordinate-region svg:x="1.603cm" svg:y="1.054cm" svg:width="10.811cm" svg:height="7.147cm"/>
          <chart:axis chart:dimension="x" chart:name="primary-x" chart:style-name="ch4" chartooo:axis-type="auto">
            <chartooo:date-scale/>
            <chart:categories table:cell-range-address="'Sine Approximation Test'.A2:'Sine Approximation Test'.A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ine Approximation Test'.B2:'Sine Approximation Test'.B82" chart:class="chart:line"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ine Approximation Test'.A2:'Sine Approximation Test'.A82</svg:desc>
                </draw:g>
              </table:table-cell>
              <table:table-cell office:value-type="float" office:value="0">
                <text:p>0</text:p>
                <draw:g>
                  <svg:desc>'Sine Approximation Test'.B2:'Sine Approximation Test'.B82</svg:desc>
                </draw:g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5">
                <text:p/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1.15">
                <text:p/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.35">
                <text:p/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.45">
                <text:p/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.55">
                <text:p/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.65">
                <text:p/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.95">
                <text:p/>
              </table:table-cell>
              <table:table-cell office:value-type="float" office:value="0.0974999999999997">
                <text:p>0.0974999999999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2.1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2.3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2.4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2.5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2.6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2.8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2.9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.0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3.1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3.2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3.3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3.4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3.5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3.6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3.8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3.9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